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103d02ff1b2fb389e4bab99cff0f8bf" style:family="table-column">
      <style:table-column-properties fo:break-before="auto" style:use-optimal-column-width="false" style:column-width="3cm"/>
    </style:style>
    <style:style style:name="odsStyleTableCell-1c6c02efd3ddd7c1974f42241ef3bab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ayment" table:style-name="ta1" table:print="false"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column table:style-name="odsStyleTableColumn-9103d02ff1b2fb389e4bab99cff0f8bf" table:default-cell-style-name="Default"/>
        <table:table-row table:style-name="ro1">
          <table:table-cell office:value-type="string">
            <text:p>Datum</text:p>
          </table:table-cell>
          <table:table-cell office:value-type="string">
            <text:p>Anrufe</text:p>
          </table:table-cell>
          <table:table-cell office:value-type="string">
            <text:p>Gespräche</text:p>
          </table:table-cell>
          <table:table-cell office:value-type="string">
            <text:p>Wartezeit</text:p>
          </table:table-cell>
          <table:table-cell office:value-type="string">
            <text:p>Erreichbarkeit</text:p>
          </table:table-cell>
          <table:table-cell office:value-type="string">
            <text:p>Servicelevel 1</text:p>
          </table:table-cell>
          <table:table-cell office:value-type="string">
            <text:p>Servicelevel 2</text:p>
          </table:table-cell>
          <table:table-cell office:value-type="string">
            <text:p>Verlorene Anrufe</text:p>
          </table:table-cell>
          <table:table-cell office:value-type="string">
            <text:p>längste WarteZeit</text:p>
          </table:table-cell>
        </table:table-row>
        <table:table-row table:style-name="ro1">
          <table:table-cell office:value-type="string">
            <text:p>17.11.2017</text:p>
          </table:table-cell>
          <table:table-cell table:style-name="odsStyleTableCell-1c6c02efd3ddd7c1974f42241ef3bab9" office:value-type="float" office:value="1">
            <text:p>1</text:p>
          </table:table-cell>
          <table:table-cell table:style-name="odsStyleTableCell-1c6c02efd3ddd7c1974f42241ef3bab9" office:value-type="float" office:value="1">
            <text:p>1</text:p>
          </table:table-cell>
          <table:table-cell table:style-name="odsStyleTableCell-1c6c02efd3ddd7c1974f42241ef3bab9" office:value-type="string">
            <text:p>00:08</text:p>
          </table:table-cell>
          <table:table-cell table:style-name="odsStyleTableCell-1c6c02efd3ddd7c1974f42241ef3bab9" office:value-type="string">
            <text:p>100.0%</text:p>
          </table:table-cell>
          <table:table-cell table:style-name="odsStyleTableCell-1c6c02efd3ddd7c1974f42241ef3bab9" office:value-type="string">
            <text:p>100.0%</text:p>
          </table:table-cell>
          <table:table-cell table:style-name="odsStyleTableCell-1c6c02efd3ddd7c1974f42241ef3bab9" office:value-type="string">
            <text:p>100.0%</text:p>
          </table:table-cell>
          <table:table-cell table:style-name="odsStyleTableCell-1c6c02efd3ddd7c1974f42241ef3bab9" office:value-type="float" office:value="0">
            <text:p>0</text:p>
          </table:table-cell>
          <table:table-cell table:style-name="odsStyleTableCell-1c6c02efd3ddd7c1974f42241ef3bab9" office:value-type="string">
            <text:p>00:00</text:p>
          </table:table-cell>
        </table:table-row>
        <table:table-row table:style-name="ro1">
          <table:table-cell office:value-type="string">
            <text:p>20.11.2017</text:p>
          </table:table-cell>
          <table:table-cell table:style-name="odsStyleTableCell-1c6c02efd3ddd7c1974f42241ef3bab9" office:value-type="float" office:value="3">
            <text:p>3</text:p>
          </table:table-cell>
          <table:table-cell table:style-name="odsStyleTableCell-1c6c02efd3ddd7c1974f42241ef3bab9" office:value-type="float" office:value="2">
            <text:p>2</text:p>
          </table:table-cell>
          <table:table-cell table:style-name="odsStyleTableCell-1c6c02efd3ddd7c1974f42241ef3bab9" office:value-type="string">
            <text:p>00:32</text:p>
          </table:table-cell>
          <table:table-cell table:style-name="odsStyleTableCell-1c6c02efd3ddd7c1974f42241ef3bab9" office:value-type="string">
            <text:p>66.7%</text:p>
          </table:table-cell>
          <table:table-cell table:style-name="odsStyleTableCell-1c6c02efd3ddd7c1974f42241ef3bab9" office:value-type="string">
            <text:p>66.7%</text:p>
          </table:table-cell>
          <table:table-cell table:style-name="odsStyleTableCell-1c6c02efd3ddd7c1974f42241ef3bab9" office:value-type="string">
            <text:p>66.7%</text:p>
          </table:table-cell>
          <table:table-cell table:style-name="odsStyleTableCell-1c6c02efd3ddd7c1974f42241ef3bab9" office:value-type="float" office:value="1">
            <text:p>1</text:p>
          </table:table-cell>
          <table:table-cell table:style-name="odsStyleTableCell-1c6c02efd3ddd7c1974f42241ef3bab9" office:value-type="string">
            <text:p>00:00</text:p>
          </table:table-cell>
        </table:table-row>
        <table:table-row table:style-name="ro1">
          <table:table-cell office:value-type="string">
            <text:p>21.11.2017</text:p>
          </table:table-cell>
          <table:table-cell table:style-name="odsStyleTableCell-1c6c02efd3ddd7c1974f42241ef3bab9" office:value-type="float" office:value="5">
            <text:p>5</text:p>
          </table:table-cell>
          <table:table-cell table:style-name="odsStyleTableCell-1c6c02efd3ddd7c1974f42241ef3bab9" office:value-type="float" office:value="5">
            <text:p>5</text:p>
          </table:table-cell>
          <table:table-cell table:style-name="odsStyleTableCell-1c6c02efd3ddd7c1974f42241ef3bab9" office:value-type="string">
            <text:p>00:10</text:p>
          </table:table-cell>
          <table:table-cell table:style-name="odsStyleTableCell-1c6c02efd3ddd7c1974f42241ef3bab9" office:value-type="string">
            <text:p>100.0%</text:p>
          </table:table-cell>
          <table:table-cell table:style-name="odsStyleTableCell-1c6c02efd3ddd7c1974f42241ef3bab9" office:value-type="string">
            <text:p>100.0%</text:p>
          </table:table-cell>
          <table:table-cell table:style-name="odsStyleTableCell-1c6c02efd3ddd7c1974f42241ef3bab9" office:value-type="string">
            <text:p>100.0%</text:p>
          </table:table-cell>
          <table:table-cell table:style-name="odsStyleTableCell-1c6c02efd3ddd7c1974f42241ef3bab9" office:value-type="float" office:value="0">
            <text:p>0</text:p>
          </table:table-cell>
          <table:table-cell table:style-name="odsStyleTableCell-1c6c02efd3ddd7c1974f42241ef3bab9" office:value-type="string">
            <text:p>00:00</text:p>
          </table:table-cell>
        </table:table-row>
        <table:table-row table:style-name="ro1">
          <table:table-cell office:value-type="string">
            <text:p>22.11.2017</text:p>
          </table:table-cell>
          <table:table-cell table:style-name="odsStyleTableCell-1c6c02efd3ddd7c1974f42241ef3bab9" office:value-type="float" office:value="27">
            <text:p>27</text:p>
          </table:table-cell>
          <table:table-cell table:style-name="odsStyleTableCell-1c6c02efd3ddd7c1974f42241ef3bab9" office:value-type="float" office:value="23">
            <text:p>23</text:p>
          </table:table-cell>
          <table:table-cell table:style-name="odsStyleTableCell-1c6c02efd3ddd7c1974f42241ef3bab9" office:value-type="string">
            <text:p>00:31</text:p>
          </table:table-cell>
          <table:table-cell table:style-name="odsStyleTableCell-1c6c02efd3ddd7c1974f42241ef3bab9" office:value-type="string">
            <text:p>85.2%</text:p>
          </table:table-cell>
          <table:table-cell table:style-name="odsStyleTableCell-1c6c02efd3ddd7c1974f42241ef3bab9" office:value-type="string">
            <text:p>74.1%</text:p>
          </table:table-cell>
          <table:table-cell table:style-name="odsStyleTableCell-1c6c02efd3ddd7c1974f42241ef3bab9" office:value-type="string">
            <text:p>77.8%</text:p>
          </table:table-cell>
          <table:table-cell table:style-name="odsStyleTableCell-1c6c02efd3ddd7c1974f42241ef3bab9" office:value-type="float" office:value="4">
            <text:p>4</text:p>
          </table:table-cell>
          <table:table-cell table:style-name="odsStyleTableCell-1c6c02efd3ddd7c1974f42241ef3bab9" office:value-type="string">
            <text:p>01:59</text:p>
          </table:table-cell>
        </table:table-row>
        <table:table-row table:style-name="ro1">
          <table:table-cell office:value-type="string">
            <text:p>23.11.2017</text:p>
          </table:table-cell>
          <table:table-cell table:style-name="odsStyleTableCell-1c6c02efd3ddd7c1974f42241ef3bab9" office:value-type="float" office:value="14">
            <text:p>14</text:p>
          </table:table-cell>
          <table:table-cell table:style-name="odsStyleTableCell-1c6c02efd3ddd7c1974f42241ef3bab9" office:value-type="float" office:value="10">
            <text:p>10</text:p>
          </table:table-cell>
          <table:table-cell table:style-name="odsStyleTableCell-1c6c02efd3ddd7c1974f42241ef3bab9" office:value-type="string">
            <text:p>00:49</text:p>
          </table:table-cell>
          <table:table-cell table:style-name="odsStyleTableCell-1c6c02efd3ddd7c1974f42241ef3bab9" office:value-type="string">
            <text:p>71.4%</text:p>
          </table:table-cell>
          <table:table-cell table:style-name="odsStyleTableCell-1c6c02efd3ddd7c1974f42241ef3bab9" office:value-type="string">
            <text:p>42.9%</text:p>
          </table:table-cell>
          <table:table-cell table:style-name="odsStyleTableCell-1c6c02efd3ddd7c1974f42241ef3bab9" office:value-type="string">
            <text:p>57.1%</text:p>
          </table:table-cell>
          <table:table-cell table:style-name="odsStyleTableCell-1c6c02efd3ddd7c1974f42241ef3bab9" office:value-type="float" office:value="4">
            <text:p>4</text:p>
          </table:table-cell>
          <table:table-cell table:style-name="odsStyleTableCell-1c6c02efd3ddd7c1974f42241ef3bab9" office:value-type="string">
            <text:p>01:50</text:p>
          </table:table-cell>
        </table:table-row>
        <table:table-row table:style-name="ro1">
          <table:table-cell office:value-type="string">
            <text:p>24.11.2017</text:p>
          </table:table-cell>
          <table:table-cell table:style-name="odsStyleTableCell-1c6c02efd3ddd7c1974f42241ef3bab9" office:value-type="float" office:value="43">
            <text:p>43</text:p>
          </table:table-cell>
          <table:table-cell table:style-name="odsStyleTableCell-1c6c02efd3ddd7c1974f42241ef3bab9" office:value-type="float" office:value="34">
            <text:p>34</text:p>
          </table:table-cell>
          <table:table-cell table:style-name="odsStyleTableCell-1c6c02efd3ddd7c1974f42241ef3bab9" office:value-type="string">
            <text:p>00:49</text:p>
          </table:table-cell>
          <table:table-cell table:style-name="odsStyleTableCell-1c6c02efd3ddd7c1974f42241ef3bab9" office:value-type="string">
            <text:p>79.1%</text:p>
          </table:table-cell>
          <table:table-cell table:style-name="odsStyleTableCell-1c6c02efd3ddd7c1974f42241ef3bab9" office:value-type="string">
            <text:p>14.0%</text:p>
          </table:table-cell>
          <table:table-cell table:style-name="odsStyleTableCell-1c6c02efd3ddd7c1974f42241ef3bab9" office:value-type="string">
            <text:p>51.2%</text:p>
          </table:table-cell>
          <table:table-cell table:style-name="odsStyleTableCell-1c6c02efd3ddd7c1974f42241ef3bab9" office:value-type="float" office:value="9">
            <text:p>9</text:p>
          </table:table-cell>
          <table:table-cell table:style-name="odsStyleTableCell-1c6c02efd3ddd7c1974f42241ef3bab9" office:value-type="string">
            <text:p>02:01</text:p>
          </table:table-cell>
        </table:table-row>
        <table:table-row table:style-name="ro1">
          <table:table-cell office:value-type="string">
            <text:p>27.11.2017</text:p>
          </table:table-cell>
          <table:table-cell table:style-name="odsStyleTableCell-1c6c02efd3ddd7c1974f42241ef3bab9" office:value-type="float" office:value="10">
            <text:p>10</text:p>
          </table:table-cell>
          <table:table-cell table:style-name="odsStyleTableCell-1c6c02efd3ddd7c1974f42241ef3bab9" office:value-type="float" office:value="10">
            <text:p>10</text:p>
          </table:table-cell>
          <table:table-cell table:style-name="odsStyleTableCell-1c6c02efd3ddd7c1974f42241ef3bab9" office:value-type="string">
            <text:p>01:00</text:p>
          </table:table-cell>
          <table:table-cell table:style-name="odsStyleTableCell-1c6c02efd3ddd7c1974f42241ef3bab9" office:value-type="string">
            <text:p>100.0%</text:p>
          </table:table-cell>
          <table:table-cell table:style-name="odsStyleTableCell-1c6c02efd3ddd7c1974f42241ef3bab9" office:value-type="string">
            <text:p>70.0%</text:p>
          </table:table-cell>
          <table:table-cell table:style-name="odsStyleTableCell-1c6c02efd3ddd7c1974f42241ef3bab9" office:value-type="string">
            <text:p>70.0%</text:p>
          </table:table-cell>
          <table:table-cell table:style-name="odsStyleTableCell-1c6c02efd3ddd7c1974f42241ef3bab9" office:value-type="float" office:value="0">
            <text:p>0</text:p>
          </table:table-cell>
          <table:table-cell table:style-name="odsStyleTableCell-1c6c02efd3ddd7c1974f42241ef3bab9" office:value-type="string">
            <text:p>03:23</text:p>
          </table:table-cell>
        </table:table-row>
        <table:table-row table:style-name="ro1">
          <table:table-cell office:value-type="string">
            <text:p>28.11.2017</text:p>
          </table:table-cell>
          <table:table-cell table:style-name="odsStyleTableCell-1c6c02efd3ddd7c1974f42241ef3bab9" office:value-type="float" office:value="7">
            <text:p>7</text:p>
          </table:table-cell>
          <table:table-cell table:style-name="odsStyleTableCell-1c6c02efd3ddd7c1974f42241ef3bab9" office:value-type="float" office:value="6">
            <text:p>6</text:p>
          </table:table-cell>
          <table:table-cell table:style-name="odsStyleTableCell-1c6c02efd3ddd7c1974f42241ef3bab9" office:value-type="string">
            <text:p>01:02</text:p>
          </table:table-cell>
          <table:table-cell table:style-name="odsStyleTableCell-1c6c02efd3ddd7c1974f42241ef3bab9" office:value-type="string">
            <text:p>85.7%</text:p>
          </table:table-cell>
          <table:table-cell table:style-name="odsStyleTableCell-1c6c02efd3ddd7c1974f42241ef3bab9" office:value-type="string">
            <text:p>0.0%</text:p>
          </table:table-cell>
          <table:table-cell table:style-name="odsStyleTableCell-1c6c02efd3ddd7c1974f42241ef3bab9" office:value-type="string">
            <text:p>28.6%</text:p>
          </table:table-cell>
          <table:table-cell table:style-name="odsStyleTableCell-1c6c02efd3ddd7c1974f42241ef3bab9" office:value-type="float" office:value="1">
            <text:p>1</text:p>
          </table:table-cell>
          <table:table-cell table:style-name="odsStyleTableCell-1c6c02efd3ddd7c1974f42241ef3bab9" office:value-type="string">
            <text:p>02:1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esamt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9])" office:value-type="float" office:value="0">
            <text:p>0</text:p>
          </table:table-cell>
        </table:table-row>
        <table:table-row table:style-name="ro1">
          <table:table-cell office:value-type="string">
            <text:p>Im Schnitt</text:p>
          </table:table-cell>
          <table:table-cell table:formula="of:=SUM([.B2:.B9])/8" office:value-type="float" office:value="0">
            <text:p>0</text:p>
          </table:table-cell>
          <table:table-cell table:formula="of:=SUM([.C2:.C9])/8" office:value-type="float" office:value="0">
            <text:p>0</text:p>
          </table:table-cell>
          <table:table-cell/>
          <table:table-cell/>
          <table:table-cell/>
          <table:table-cell/>
          <table:table-cell table:formula="of:=SUM([.H2:.H9])/8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fo:page-width="210mm" fo:page-height="297mm" style:print-orientation="portrait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11-28T13:28:44</meta:creation-date>
    <meta:generator>ods générator</meta:generator>
    <dc:date>2017-11-28T13:28:44</dc:date>
    <meta:editing-duration>PT1S</meta:editing-duration>
    <meta:editing-cycles>1</meta:editing-cycles>
    <meta:document-statistic meta:table-count="1" meta:cell-count="4" meta:object-count="0"/>
  </office:meta>
</office:document-meta>
</file>